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2200000098867BFA9F3EB7C7AD.png" manifest:media-type="image/pn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jaliOldLipi" svg:font-family="AnjaliOldLipi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MathJax_SansSerif" svg:font-family="MathJax_Sans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3.506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eehive1-title">
      <style:graphic-properties fo:min-height="3.506cm"/>
      <style:paragraph-properties style:writing-mode="lr-tb"/>
    </style:style>
    <style:style style:name="pr8" style:family="presentation" style:parent-style-name="Beehive1-outline1">
      <style:graphic-properties fo:min-height="11.929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text-properties style:font-name="MathJax_SansSerif" fo:font-size="54pt" fo:font-weight="bold"/>
    </style:style>
    <style:style style:name="P2" style:family="paragraph">
      <loext:graphic-properties draw:fill-color="#ffffff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6cm" svg:y="8.094cm" presentation:class="title" presentation:user-transformed="true">
          <draw:text-box>
            <text:p text:style-name="P1">INTRO TO APP DEVELOPMENT</text:p>
          </draw:text-box>
        </draw:frame>
        <draw:frame presentation:style-name="pr2" draw:text-style-name="P2" draw:layer="layout" svg:width="25.199cm" svg:height="3.2cm" svg:x="1.4cm" svg:y="12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IS APP DEVELOPMENT 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IS APP DEVELOPMENT ?</text:p>
          </draw:text-box>
        </draw:frame>
        <draw:frame presentation:style-name="pr5" draw:layer="layout" svg:width="25.199cm" svg:height="12.179cm" svg:x="1.2cm" svg:y="4.914cm" presentation:class="outline" presentation:user-transformed="true">
          <draw:text-box>
            <text:list text:style-name="L2">
              <text:list-header>
                <text:p><text:s/>Making application for mobile phones</text:p>
                <text:p/>
              </text:list-header>
              <text:list-item>
                <text:p>ANDROID </text:p>
              </text:list-item>
              <text:list-item>
                <text:p>IOS</text:p>
              </text:list-item>
              <text:list-item>
                <text:p>WINDOWS ( NOT used at ALL i am sure 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NATIVE APP DEVELOPMENT 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Well “NATIVE” App development is all about </text:p>
                <text:p>developing mobile apps for one targeted</text:p>
                <text:p>platform.</text:p>
                <text:p>One entire app code is used to develop an app</text:p>
                <text:p>for just one type of platform either ios or android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ROSS PLATFORM APP DEVELOPEMENT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>CROSS PLATFORM app development..... you code once and build apps for both ios and android smartphone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dvantages and Disadvantages of Native app development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/>
                <text:p>Advantages:-</text:p>
              </text:list-header>
              <text:list-item>
                <text:p>Good performance</text:p>
              </text:list-item>
              <text:list-item>
                <text:p>Good ui ...etc</text:p>
                <text:p>Disadvantages:-</text:p>
              </text:list-item>
              <text:list-item>
                <text:p>Expensive</text:p>
              </text:list-item>
              <text:list-item>
                <text:p>Takes time to develop the ap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dvantages and Disadvantages of Cross Platform Development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/>
                <text:p>Advantages:-</text:p>
              </text:list-header>
              <text:list-item>
                <text:p>Not that expensive</text:p>
              </text:list-item>
              <text:list-item>
                <text:p>Development time is faster</text:p>
                <text:p>Disadvantages:-</text:p>
              </text:list-item>
              <text:list-item>
                <text:p>Perfomance is relatively slower to nativ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UTTTTT........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/>
                <text:p><text:span text:style-name="T1">There are two amazing </text:span><text:span text:style-name="T1">cross platform frameworks </text:span><text:span text:style-name="T1">in the market today ...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jaliOldLipi" svg:font-family="AnjaliOldLipi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MathJax_SansSerif" svg:font-family="MathJax_Sans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top="0cm" fo:margin-bottom="0.3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top="0cm" fo:margin-bottom="0.1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top="0cm" fo:margin-bottom="0.1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top="0cm" fo:margin-bottom="0.1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top="0cm" fo:margin-bottom="0.1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8T19:16:47.548958300</meta:creation-date>
    <meta:editing-duration>PT4M59S</meta:editing-duration>
    <meta:editing-cycles>2</meta:editing-cycles>
    <meta:generator>LibreOffice/6.4.2.2$Linux_X86_64 LibreOffice_project/40$Build-2</meta:generator>
    <dc:title>Beehive</dc:title>
    <dc:date>2020-08-28T19:32:37.234886274</dc:date>
    <meta:document-statistic meta:object-count="67"/>
  </office:meta>
</office:document-meta>
</file>